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fo:font-weight="bold" style:font-size-asian="12pt" style:font-size-complex="12pt"/>
    </style:style>
    <style:style style:name="P5" style:family="paragraph" style:parent-style-name="Standard">
      <style:text-properties style:font-name="Calibri" fo:font-size="12pt" fo:language="en" fo:country="AU" fo:font-weight="bold" officeooo:paragraph-rsid="009e67b7"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P9" style:family="paragraph" style:parent-style-name="Standard">
      <style:text-properties fo:color="#000000" style:font-name="Calibri" fo:font-size="12pt" fo:language="en" fo:country="AU" fo:font-weight="bold" style:font-size-asian="12pt" style:font-size-complex="12pt"/>
    </style:style>
    <style:style style:name="P10" style:family="paragraph" style:parent-style-name="Standard">
      <style:text-properties fo:color="#000000" style:font-name="Calibri" fo:font-size="12pt" fo:language="en" fo:country="AU" fo:font-weight="bold" officeooo:rsid="002070c0" officeooo:paragraph-rsid="001d7c8c" style:font-size-asian="12pt" style:font-size-complex="12pt"/>
    </style:style>
    <style:style style:name="P11" style:family="paragraph" style:parent-style-name="Standard">
      <style:text-properties style:font-name="Calibri" fo:font-size="12pt" fo:language="en" fo:country="AU" fo:font-weight="bold"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35"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6"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37"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3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normal" officeooo:rsid="0091fd24" style:font-weight-asian="normal" style:font-weight-complex="normal"/>
    </style:style>
    <style:style style:name="T9" style:family="text">
      <style:text-properties officeooo:rsid="001d7c8c"/>
    </style:style>
    <style:style style:name="T10" style:family="text">
      <style:text-properties style:font-name="Calibri" fo:font-size="12pt" officeooo:rsid="00222efd" style:font-size-asian="12pt" style:font-size-complex="12pt"/>
    </style:style>
    <style:style style:name="T11" style:family="text">
      <style:text-properties style:font-name="Calibri" fo:font-size="12pt" officeooo:rsid="004f3a58" style:font-size-asian="12pt" style:font-size-complex="12pt"/>
    </style:style>
    <style:style style:name="T12" style:family="text">
      <style:text-properties style:font-name="Calibri" fo:font-size="12pt" fo:language="en" fo:country="AU" style:font-size-asian="12pt" style:font-size-complex="12pt"/>
    </style:style>
    <style:style style:name="T13" style:family="text">
      <style:text-properties style:font-name="Calibri" fo:font-size="12pt" fo:language="en" fo:country="AU" officeooo:rsid="0049302a" style:font-size-asian="12pt" style:font-size-complex="12pt"/>
    </style:style>
    <style:style style:name="T14" style:family="text">
      <style:text-properties style:font-name="Calibri" fo:font-size="12pt" fo:language="en" fo:country="AU" officeooo:rsid="00528dfa"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3b7b77" style:font-size-asian="12pt" style:font-size-complex="12pt"/>
    </style:style>
    <style:style style:name="T17" style:family="text">
      <style:text-properties fo:font-size="12pt" officeooo:rsid="00915ba9" style:font-size-asian="12pt" style:font-size-complex="12pt"/>
    </style:style>
    <style:style style:name="T18" style:family="text">
      <style:text-properties fo:font-size="12pt" fo:font-weight="bold" style:font-size-asian="12pt" style:font-size-complex="12pt"/>
    </style:style>
    <style:style style:name="T19" style:family="text">
      <style:text-properties officeooo:rsid="002156b6"/>
    </style:style>
    <style:style style:name="T20" style:family="text">
      <style:text-properties fo:font-style="italic"/>
    </style:style>
    <style:style style:name="T21" style:family="text">
      <style:text-properties fo:font-style="italic" officeooo:rsid="001d7c8c"/>
    </style:style>
    <style:style style:name="T22" style:family="text">
      <style:text-properties fo:font-style="italic" officeooo:rsid="0091fd24"/>
    </style:style>
    <style:style style:name="T23" style:family="text">
      <style:text-properties officeooo:rsid="0043fdf7"/>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2156b6" style:font-weight-asian="bold" style:font-weight-complex="bold"/>
    </style:style>
    <style:style style:name="T27" style:family="text">
      <style:text-properties fo:font-weight="bold" officeooo:rsid="0068cd4c" style:font-weight-asian="bold" style:font-weight-complex="bold"/>
    </style:style>
    <style:style style:name="T28" style:family="text">
      <style:text-properties fo:font-weight="bold" officeooo:rsid="0074f2ff" style:font-weight-asian="bold" style:font-weight-complex="bold"/>
    </style:style>
    <style:style style:name="T29" style:family="text">
      <style:text-properties fo:font-weight="bold" officeooo:rsid="0078a862" style:font-weight-asian="bold" style:font-weight-complex="bold"/>
    </style:style>
    <style:style style:name="T30" style:family="text">
      <style:text-properties fo:font-weight="bold" officeooo:rsid="001d7c8c" style:font-weight-asian="bold" style:font-weight-complex="bold"/>
    </style:style>
    <style:style style:name="T31" style:family="text">
      <style:text-properties fo:font-weight="bold" officeooo:rsid="0066e1c8" style:font-weight-asian="bold" style:font-weight-complex="bold"/>
    </style:style>
    <style:style style:name="T32" style:family="text">
      <style:text-properties fo:font-weight="bold" officeooo:rsid="00ad7853" style:font-weight-asian="bold" style:font-weight-complex="bold"/>
    </style:style>
    <style:style style:name="T33" style:family="text">
      <style:text-properties officeooo:rsid="0049302a"/>
    </style:style>
    <style:style style:name="T34" style:family="text">
      <style:text-properties officeooo:rsid="004a6581"/>
    </style:style>
    <style:style style:name="T35" style:family="text">
      <style:text-properties officeooo:rsid="00540d94"/>
    </style:style>
    <style:style style:name="T36" style:family="text">
      <style:text-properties officeooo:rsid="005955b9"/>
    </style:style>
    <style:style style:name="T37" style:family="text">
      <style:text-properties officeooo:rsid="006353bf"/>
    </style:style>
    <style:style style:name="T38" style:family="text">
      <style:text-properties fo:font-weight="normal" officeooo:rsid="00646f95" style:font-weight-asian="normal" style:font-weight-complex="normal"/>
    </style:style>
    <style:style style:name="T39" style:family="text">
      <style:text-properties fo:font-weight="normal" officeooo:rsid="0068cd4c" style:font-weight-asian="normal" style:font-weight-complex="normal"/>
    </style:style>
    <style:style style:name="T40" style:family="text">
      <style:text-properties fo:font-weight="normal" officeooo:rsid="007b0739" style:font-weight-asian="normal" style:font-weight-complex="normal"/>
    </style:style>
    <style:style style:name="T41" style:family="text">
      <style:text-properties fo:font-weight="normal" officeooo:rsid="007c27ad" style:font-weight-asian="normal" style:font-weight-complex="normal"/>
    </style:style>
    <style:style style:name="T42" style:family="text">
      <style:text-properties fo:font-weight="normal" officeooo:rsid="001d7c8c" style:font-weight-asian="normal" style:font-weight-complex="normal"/>
    </style:style>
    <style:style style:name="T43" style:family="text">
      <style:text-properties officeooo:rsid="006a43ce"/>
    </style:style>
    <style:style style:name="T44" style:family="text">
      <style:text-properties officeooo:rsid="006ce090"/>
    </style:style>
    <style:style style:name="T45" style:family="text">
      <style:text-properties fo:language="en" fo:country="AU"/>
    </style:style>
    <style:style style:name="T46" style:family="text">
      <style:text-properties fo:language="en" fo:country="AU" officeooo:rsid="003caaed"/>
    </style:style>
    <style:style style:name="T47" style:family="text">
      <style:text-properties fo:language="en" fo:country="AU" officeooo:rsid="00934b1a"/>
    </style:style>
    <style:style style:name="T48" style:family="text">
      <style:text-properties fo:language="en" fo:country="AU" officeooo:rsid="00981c2b"/>
    </style:style>
    <style:style style:name="T49" style:family="text">
      <style:text-properties fo:language="en" fo:country="AU" fo:font-weight="bold" style:font-weight-asian="bold" style:font-weight-complex="bold"/>
    </style:style>
    <style:style style:name="T50" style:family="text">
      <style:text-properties fo:language="en" fo:country="AU" fo:font-weight="bold" officeooo:rsid="00981c2b" style:font-weight-asian="bold" style:font-weight-complex="bold"/>
    </style:style>
    <style:style style:name="T51" style:family="text">
      <style:text-properties fo:language="en" fo:country="AU" fo:font-weight="bold" officeooo:rsid="001d7c8c" style:font-weight-asian="bold" style:font-weight-complex="bold"/>
    </style:style>
    <style:style style:name="T52" style:family="text">
      <style:text-properties fo:language="en" fo:country="AU" fo:font-weight="bold" officeooo:rsid="00c1ff52" style:font-weight-asian="bold" style:font-weight-complex="bold"/>
    </style:style>
    <style:style style:name="T53" style:family="text">
      <style:text-properties fo:language="en" fo:country="AU" fo:font-weight="normal" style:font-weight-asian="normal" style:font-weight-complex="normal"/>
    </style:style>
    <style:style style:name="T54" style:family="text">
      <style:text-properties fo:language="en" fo:country="AU" fo:font-weight="normal" officeooo:rsid="00c1ff52" style:font-weight-asian="normal" style:font-weight-complex="normal"/>
    </style:style>
    <style:style style:name="T55" style:family="text">
      <style:text-properties fo:language="en" fo:country="AU" officeooo:rsid="00a87e1f"/>
    </style:style>
    <style:style style:name="T56" style:family="text">
      <style:text-properties fo:language="en" fo:country="AU" officeooo:rsid="00aa7991"/>
    </style:style>
    <style:style style:name="T57" style:family="text">
      <style:text-properties fo:language="en" fo:country="AU" officeooo:rsid="00abb39c"/>
    </style:style>
    <style:style style:name="T58" style:family="text">
      <style:text-properties fo:language="en" fo:country="AU" officeooo:rsid="001d7c8c"/>
    </style:style>
    <style:style style:name="T59" style:family="text">
      <style:text-properties fo:language="en" fo:country="AU" officeooo:rsid="00b8398c"/>
    </style:style>
    <style:style style:name="T60" style:family="text">
      <style:text-properties fo:language="en" fo:country="AU" officeooo:rsid="00ba34b8"/>
    </style:style>
    <style:style style:name="T61" style:family="text">
      <style:text-properties fo:language="en" fo:country="AU" officeooo:rsid="00933c6c"/>
    </style:style>
    <style:style style:name="T62" style:family="text">
      <style:text-properties fo:language="en" fo:country="AU" officeooo:rsid="00bcfada"/>
    </style:style>
    <style:style style:name="T63" style:family="text">
      <style:text-properties fo:language="en" fo:country="AU" officeooo:rsid="00c68536"/>
    </style:style>
    <style:style style:name="T64" style:family="text">
      <style:text-properties officeooo:rsid="006f3a53"/>
    </style:style>
    <style:style style:name="T65" style:family="text">
      <style:text-properties officeooo:rsid="0073b05d"/>
    </style:style>
    <style:style style:name="T66" style:family="text">
      <style:text-properties officeooo:rsid="0074f2ff"/>
    </style:style>
    <style:style style:name="T67" style:family="text">
      <style:text-properties officeooo:rsid="0076f57b"/>
    </style:style>
    <style:style style:name="T68" style:family="text">
      <style:text-properties officeooo:rsid="007890a6"/>
    </style:style>
    <style:style style:name="T69" style:family="text">
      <style:text-properties officeooo:rsid="0078a862"/>
    </style:style>
    <style:style style:name="T70" style:family="text">
      <style:text-properties officeooo:rsid="007fb2d0"/>
    </style:style>
    <style:style style:name="T71" style:family="text">
      <style:text-properties officeooo:rsid="008a826e"/>
    </style:style>
    <style:style style:name="T72" style:family="text">
      <style:text-properties officeooo:rsid="008da2d4"/>
    </style:style>
    <style:style style:name="T73" style:family="text">
      <style:text-properties officeooo:rsid="0091fd24"/>
    </style:style>
    <style:style style:name="T74" style:family="text">
      <style:text-properties officeooo:rsid="00933c6c"/>
    </style:style>
    <style:style style:name="T75" style:family="text">
      <style:text-properties officeooo:rsid="0066e1c8"/>
    </style:style>
    <style:style style:name="T76" style:family="text">
      <style:text-properties officeooo:rsid="00ad7853"/>
    </style:style>
    <style:style style:name="T77" style:family="text">
      <style:text-properties officeooo:rsid="00be299b"/>
    </style:style>
    <style:style style:name="T78" style:family="text">
      <style:text-properties officeooo:rsid="00be8332"/>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Alejandro</text:span><text:span text:style-name="T1"> Falkowski</text:span><text:span text:style-name="T3"><text:line-break/></text:span><text:span text:style-name="T18">alexrfalkowski@gmail.com</text:span><text:span text:style-name="T15"><text:line-break/></text:span><text:span text:style-name="T16">Skype: </text:span><text:span text:style-name="T17">alexrfalkowski@gmail.com</text:span></text:p>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4">EMPLOYMENT</text:p>
      <text:p text:style-name="P4"/>
      <text:p text:style-name="P3"><text:span text:style-name="T7">CTO</text:span><text:span text:style-name="T6"> </text:span><text:span text:style-name="T8">CASHCOWPRO</text:span><text:span text:style-name="T9"> </text:span><text:span text:style-name="T22">04-17</text:span><text:span text:style-name="T20"> &gt; Current</text:span></text:p>
      <text:p text:style-name="P3"/>
      <text:p text:style-name="P3">Achievements</text:p>
      <text:list xml:id="list2645601029" text:style-name="L1">
        <text:list-item>
          <text:p text:style-name="P12"><text:span text:style-name="T59">D</text:span><text:span text:style-name="T45">esign</text:span><text:span text:style-name="T59">ed</text:span><text:span text:style-name="T45"> a </text:span><text:span text:style-name="T63">Road Map</text:span><text:span text:style-name="T45"> and act</text:span><text:span text:style-name="T60">ed</text:span><text:span text:style-name="T45"> as Product Owner </text:span><text:span text:style-name="T57">using </text:span><text:span text:style-name="T58">Lean Methodologies (</text:span><text:span text:style-name="T51">Kanban</text:span><text:span text:style-name="T58">, </text:span><text:span text:style-name="T51">Lean Software Development</text:span><text:span text:style-name="T58">).</text:span></text:p>
        </text:list-item>
        <text:list-item>
          <text:p text:style-name="P13"><text:span text:style-name="T61">Implemented</text:span><text:span text:style-name="T45"> the usage </text:span><text:span text:style-name="T62">of </text:span><text:span text:style-name="T49">Specification By Example</text:span><text:span text:style-name="T45"> and </text:span><text:span text:style-name="T49">BDD.</text:span></text:p>
        </text:list-item>
        <text:list-item>
          <text:p text:style-name="P14"><text:span text:style-name="T45">Designed a system </text:span><text:span text:style-name="T55">that</text:span><text:span text:style-name="T45"> allow</text:span><text:span text:style-name="T55">ed</text:span><text:span text:style-name="T45"> amazon sellers to discover best selling products on amazon, </text:span><text:span text:style-name="T56">this gave them ideas on what to sell</text:span><text:span text:style-name="T45">. This was implemented using </text:span><text:span text:style-name="T47">microservices </text:span><text:span text:style-name="T45">written in </text:span><text:span text:style-name="T50">Go</text:span><text:span text:style-name="T48">, </text:span><text:span text:style-name="T50">Elixir</text:span><text:span text:style-name="T48"> and </text:span><text:span text:style-name="T50">Ruby. </text:span><text:span text:style-name="T53">It used </text:span><text:span text:style-name="T49">RabbitMQ</text:span><text:span text:style-name="T53"> as the communication layer </text:span><text:span text:style-name="T54">and </text:span><text:span text:style-name="T52">PostgreSQL</text:span><text:span text:style-name="T54"> as the backend.</text:span></text:p>
        </text:list-item>
        <text:list-item>
          <text:p text:style-name="P16">Maintained a <text:span text:style-name="T30">Rails 4.2</text:span><text:span text:style-name="T9"> </text:span>monolithic <text:span text:style-name="T9">website using </text:span><text:span text:style-name="T30">MongoDB</text:span><text:span text:style-name="T9">, </text:span><text:span text:style-name="T30">MySQL</text:span><text:span text:style-name="T9">, </text:span><text:span text:style-name="T30">Apache Solr</text:span><text:span text:style-name="T42">.</text:span><text:span text:style-name="T9"> We tackled reliability, scalability, maintainability issues. This system contained Orders, A/B Tests, Keyword Tracking and Feedback/Messaging.</text:span></text:p>
        </text:list-item>
        <text:list-item>
          <text:p text:style-name="P17">Implemented <text:span text:style-name="T78">infrastructure automation</text:span> using <text:span text:style-name="T25">SaltStack</text:span>.</text:p>
        </text:list-item>
        <text:list-item>
          <text:p text:style-name="P18">Implemented retrospectives with a no blame! </text:p>
        </text:list-item>
        <text:list-item>
          <text:p text:style-name="P18">Implemented a continuous improvement/learning culture.</text:p>
        </text:list-item>
        <text:list-item>
          <text:p text:style-name="P19">Responsible for hiring engineers. <text:span text:style-name="T77">This included coming up with tests and a simple process using Kanban.</text:span></text:p>
        </text:list-item>
        <text:list-item>
          <text:p text:style-name="P32">Reported to the <text:span text:style-name="T73">CEO</text:span> and lead a team of <text:span text:style-name="T74">3</text:span> developers.</text:p>
        </text:list-item>
      </text:list>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text:span text:style-name="T6">Technology Associate </text:span><text:span text:style-name="T9">Segantii Capital Management </text:span><text:span text:style-name="T21">03</text:span><text:span text:style-name="T20">-1</text:span><text:span text:style-name="T21">5</text:span><text:span text:style-name="T20"> &gt; </text:span><text:span text:style-name="T22">04-17</text:span></text:p>
      <text:p text:style-name="P2"/>
      <text:p text:style-name="P2">Achievements</text:p>
      <text:list xml:id="list92303109245904" text:continue-numbering="true" text:style-name="L1">
        <text:list-item>
          <text:p text:style-name="P15"><text:span text:style-name="T45">Designed and implemented a website that automated order uploading </text:span><text:span text:style-name="T46">with </text:span><text:a xlink:type="simple" xlink:href="https://www.tradingscreen.com/" text:style-name="Internet_20_link" text:visited-style-name="Visited_20_Internet_20_Link">Trading Screen</text:a><text:span text:style-name="T45">, order matching using </text:span><text:a xlink:type="simple" xlink:href="http://www.traiana.com/" text:style-name="Internet_20_link" text:visited-style-name="Visited_20_Internet_20_Link">Traiana</text:a><text:span text:style-name="T45"> and order management with </text:span><text:a xlink:type="simple" xlink:href="http://www.derivatives.com/" text:style-name="Internet_20_link" text:visited-style-name="Visited_20_Internet_20_Link">Imagine Software</text:a></text:p>
        </text:list-item>
        <text:list-item>
          <text:p text:style-name="P20">Implemented a <text:span text:style-name="T25">Rails 4.2</text:span> website <text:span text:style-name="T76">using </text:span><text:span text:style-name="T32">PostgreSQL</text:span>, <text:span text:style-name="T23">designed</text:span> <text:span text:style-name="T33">using</text:span> individual Rails Engines. <text:span text:style-name="T37">This allowed us to make sure we could work on features in a more streamlined way.</text:span></text:p>
        </text:list-item>
        <text:list-item>
          <text:p text:style-name="P21">Implemented Lean Methodologies (Kanban, Lean Software Development) <text:span text:style-name="T72">using ideas from </text:span>the "The Goal" and "Product Development Flow".</text:p>
        </text:list-item>
        <text:list-item>
          <text:p text:style-name="P20">Implemented Services using <text:span text:style-name="T25">Elixir 1.3</text:span>, <text:span text:style-name="T26">Clojure 1.8</text:span><text:span text:style-name="T19"> and </text:span><text:span text:style-name="T26">Java 1.8. </text:span><text:span text:style-name="T38">Trying out new technologies to make sure we could reach better agility.</text:span></text:p>
        </text:list-item>
        <text:list-item>
          <text:p text:style-name="P20">Introduced <text:span text:style-name="T25">Infrastructure as Code</text:span> using <text:span text:style-name="T25">Heroku</text:span>, <text:span text:style-name="T25">AWS</text:span> and <text:span text:style-name="T25">Docker</text:span></text:p>
        </text:list-item>
        <text:list-item>
          <text:p text:style-name="P22"><text:span text:style-name="T64">Leading the direction of</text:span> <text:span text:style-name="T25">BDD</text:span> using <text:span text:style-name="T25">Cucumber</text:span>.</text:p>
        </text:list-item>
        <text:list-item>
          <text:p text:style-name="P23"><text:span text:style-name="T64">Leading the direction</text:span> <text:span text:style-name="T67">of </text:span><text:span text:style-name="T25">DevOps</text:span> culture using <text:span text:style-name="T25">OpsGenie</text:span>.</text:p>
        </text:list-item>
        <text:list-item>
          <text:p text:style-name="P24">Responsible for hiring engineers. <text:span text:style-name="T68">From Junior to Senior.</text:span></text:p>
        </text:list-item>
        <text:list-item>
          <text:p text:style-name="P25">Reported to the Head of technology and lead a team of 2 developers.</text:p>
        </text:list-item>
      </text:list>
      <text:p text:style-name="P8"/>
      <text:p text:style-name="P1"><text:span text:style-name="T5">Senior Ruby Consultant </text:span>Macquarie University <text:span text:style-name="T20">05-14 &gt; </text:span><text:span text:style-name="T21">03-15</text:span></text:p>
      <text:p text:style-name="P1"/>
      <text:p text:style-name="P1">Achievements</text:p>
      <text:list xml:id="list92303314889114" text:continue-numbering="true" text:style-name="L1">
        <text:list-item>
          <text:p text:style-name="P26">Maintenance of iTeach and Unit Guides. Implemented using <text:span text:style-name="T25">Rails 4/Angular JS</text:span> running on <text:span text:style-name="T29">Ruby</text:span><text:span text:style-name="T69"> </text:span><text:span text:style-name="T25">2.1</text:span> and <text:span text:style-name="T25">Oracle 11g</text:span>.</text:p>
        </text:list-item>
        <text:list-item>
          <text:p text:style-name="P27">Implemented <text:span text:style-name="T25">Rails</text:span> <text:span text:style-name="T25">best practices,</text:span> <text:span text:style-name="T25">Security best practices</text:span> <text:span text:style-name="T34">and </text:span><text:span text:style-name="T25">object oriented/functional concepts</text:span>.</text:p>
        </text:list-item>
        <text:list-item>
          <text:p text:style-name="P27">Implemented Lean Methodologies (<text:span text:style-name="T25">Kanban</text:span>, <text:span text:style-name="T25">Lean Software Development</text:span>)</text:p>
        </text:list-item>
        <text:list-item>
          <text:p text:style-name="P27">Introduced concepts of Continuous Delivery, using <text:span text:style-name="T25">Teamcity</text:span>/<text:span text:style-name="T25">Capistrano</text:span>/<text:span text:style-name="T25">Chef</text:span></text:p>
        </text:list-item>
        <text:list-item>
          <text:p text:style-name="P27">Introduced Infrastructure as Code using <text:span text:style-name="T25">Chef</text:span> and <text:span text:style-name="T25">FPM</text:span></text:p>
        </text:list-item>
        <text:list-item>
          <text:p text:style-name="P27">Introduced metrics gathering using <text:span text:style-name="T25">NewRelic</text:span>. <text:span text:style-name="T44">This helped us diagnose and optimise the system.</text:span></text:p>
        </text:list-item>
        <text:list-item>
          <text:p text:style-name="P28"><text:span text:style-name="T75">Streamlined testing strategies. This was important to decrease the build times and better use of </text:span><text:span text:style-name="T31">BDD</text:span><text:span text:style-name="T75">.</text:span></text:p>
        </text:list-item>
      </text:list>
      <text:p text:style-name="P6"/>
      <text:p text:style-name="P1"><text:span text:style-name="T5">Ruby Consultant </text:span>NBN CO <text:span text:style-name="T20">11-13 &gt; 05-14</text:span></text:p>
      <text:p text:style-name="P1"/>
      <text:p text:style-name="P1">Achievements</text:p>
      <text:list xml:id="list184358557272005" text:style-name="L1">
        <text:list-item>
          <text:p text:style-name="P29">Implemented NBN forms with <text:span text:style-name="T25">Rails/</text:span><text:span text:style-name="T27">AngularJS</text:span> using <text:span text:style-name="T25">J</text:span><text:span text:style-name="T27">R</text:span><text:span text:style-name="T25">uby</text:span><text:span text:style-name="T39">.</text:span></text:p>
        </text:list-item>
        <text:list-item>
          <text:p text:style-name="P27">Implemented analytics gem that is used on all <text:span text:style-name="T36">R</text:span>uby sites.</text:p>
        </text:list-item>
        <text:list-item>
          <text:p text:style-name="P27">Implemented testing gem to reuse common functionality with <text:span text:style-name="T25">RSpec</text:span>, <text:span text:style-name="T25">Cucumber</text:span> and <text:span text:style-name="T25">Capybara</text:span>.</text:p>
        </text:list-item>
        <text:list-item>
          <text:p text:style-name="P27">Implemented deployment gem to reuse common functionality with packaging and maintaining versions of <text:span text:style-name="T71">R</text:span>uby using <text:span text:style-name="T25">RVM</text:span>.</text:p>
        </text:list-item>
        <text:list-item>
          <text:p text:style-name="P27">Coordinated releases using <text:span text:style-name="T25">Continuos Delivery </text:span><text:span text:style-name="T40">by </text:span><text:span text:style-name="T41">implementing</text:span><text:span text:style-name="T40"> a library that streamlined the process.</text:span></text:p>
        </text:list-item>
        <text:list-item>
          <text:p text:style-name="P27">Introduced object oriented/functional concepts in Rails.</text:p>
        </text:list-item>
      </text:list>
      <text:p text:style-name="P1"/>
      <text:p text:style-name="P6"/>
      <text:p text:style-name="P6"/>
      <text:p text:style-name="P1"><text:soft-page-break/><text:span text:style-name="T5">Lead Engineer </text:span>PINCHme <text:span text:style-name="T20">05-13 &gt; 11-13</text:span></text:p>
      <text:p text:style-name="P1"/>
      <text:p text:style-name="P1">Achievements</text:p>
      <text:list xml:id="list184358697392248" text:style-name="L1">
        <text:list-item>
          <text:p text:style-name="P27">Implemented new version of PINCHme website using <text:span text:style-name="T25">Ruby on Rails 3</text:span>, <text:span text:style-name="T25">Backbone</text:span> and <text:span text:style-name="T25">Marionette</text:span>.</text:p>
        </text:list-item>
        <text:list-item>
          <text:p text:style-name="P27">Implemented social interactions with <text:span text:style-name="T25">Gigya</text:span>.</text:p>
        </text:list-item>
        <text:list-item>
          <text:p text:style-name="P27">Implemented full cloud automation on <text:span text:style-name="T25">AWS using Elastic Beanstalk</text:span> and a custom tool called mist.</text:p>
        </text:list-item>
        <text:list-item>
          <text:p text:style-name="P27">Implemented <text:span text:style-name="T25">Specification by Example</text:span> using <text:span text:style-name="T25">RSpec</text:span> and <text:span text:style-name="T25">Cucumber</text:span>.</text:p>
        </text:list-item>
        <text:list-item>
          <text:p text:style-name="P27">Introduced agile concepts (Kanban, Retrospectives, etc)</text:p>
        </text:list-item>
        <text:list-item>
          <text:p text:style-name="P30"><text:span text:style-name="T35">Reported to the CTO and l</text:span>ead a team of 2 developers.</text:p>
        </text:list-item>
        <text:list-item>
          <text:p text:style-name="P27"><text:span text:style-name="T23">Responsible for</text:span> <text:span text:style-name="T35">the </text:span>hiring process. </text:p>
        </text:list-item>
      </text:list>
      <text:p text:style-name="P1"/>
      <text:p text:style-name="P1"><text:span text:style-name="T5">Platform Architect </text:span>The Zoo <text:span text:style-name="T20">02-13 &gt; 5-13</text:span></text:p>
      <text:p text:style-name="P1"/>
      <text:p text:style-name="P1">Achievements</text:p>
      <text:list xml:id="list184357410245088" text:style-name="L1">
        <text:list-item>
          <text:p text:style-name="P33"><text:span text:style-name="T12">Define and implement </text:span><text:a xlink:type="simple" xlink:href="http://alexfalkowski.blogspot.com/2013/03/lean-projects-part-2.html" text:style-name="Internet_20_link" text:visited-style-name="Visited_20_Internet_20_Link">Lean Projects</text:a><text:span text:style-name="T12">.</text:span></text:p>
        </text:list-item>
        <text:list-item>
          <text:p text:style-name="P27">Implement a central part of the Optus ecosystem <text:span text:style-name="T43">with </text:span>Optus YES Central.</text:p>
        </text:list-item>
        <text:list-item>
          <text:p text:style-name="P33"><text:span text:style-name="T12">Implementing BDD using </text:span><text:a xlink:type="simple" xlink:href="https://github.com/alexfalkowski/System.Spec" text:style-name="Internet_20_link" text:visited-style-name="Visited_20_Internet_20_Link">System.Spec</text:a></text:p>
        </text:list-item>
        <text:list-item>
          <text:p text:style-name="P31">Leading the technical direction of projects using <text:span text:style-name="T25">Ruby</text:span> and <text:span text:style-name="T25">C#</text:span>.</text:p>
        </text:list-item>
        <text:list-item>
          <text:p text:style-name="P34"><text:span text:style-name="T12">Leading the direction of Release Management using Ruby (</text:span><text:a xlink:type="simple" xlink:href="https://github.com/Albacore/albacore" text:style-name="Internet_20_link" text:visited-style-name="Visited_20_Internet_20_Link">albacore</text:a><text:span text:style-name="T12">) and </text:span><text:a xlink:type="simple" xlink:href="https://github.com/chucknorris/roundhouse" text:style-name="Internet_20_link" text:visited-style-name="Visited_20_Internet_20_Link">roundhouse</text:a><text:span text:style-name="T12"> for database migrations.</text:span></text:p>
        </text:list-item>
        <text:list-item>
          <text:p text:style-name="P27"><text:span text:style-name="T65">Reported to the CTO and l</text:span>ead a team of 3 developers.</text:p>
        </text:list-item>
      </text:list>
      <text:p text:style-name="P6"/>
      <text:p text:style-name="P1"><text:span text:style-name="T5">Technical Team Lead/Architect </text:span>ninemsn <text:span text:style-name="T20">09-11 &gt; 02-13</text:span></text:p>
      <text:p text:style-name="P1"/>
      <text:p text:style-name="P1">Achievements</text:p>
      <text:list xml:id="list184358088846736" text:style-name="L1">
        <text:list-item>
          <text:p text:style-name="P27">Launch of Australia's biggest news site using Sitecore with <text:span text:style-name="T25">ASP.NET MVC</text:span></text:p>
        </text:list-item>
        <text:list-item>
          <text:p text:style-name="P27">Leading a team that brought to life DevOps.</text:p>
        </text:list-item>
        <text:list-item>
          <text:p text:style-name="P27">Leading architecture decisions with <text:span text:style-name="T28">BDD</text:span><text:span text:style-name="T66"> </text:span>using SpecFlow, RSpec and Cucumber.</text:p>
        </text:list-item>
        <text:list-item>
          <text:p text:style-name="P27">Implementing lean/agile methodologies using <text:span text:style-name="T25">Kanban</text:span>.</text:p>
        </text:list-item>
        <text:list-item>
          <text:p text:style-name="P27">Implemented solution using <text:span text:style-name="T25">Amazon Web Services</text:span>.</text:p>
        </text:list-item>
        <text:list-item>
          <text:p text:style-name="P27">Implemented infrastructure as code using AWS SDK for Ruby, Puppet and PowerShell.</text:p>
        </text:list-item>
        <text:list-item>
          <text:p text:style-name="P27">Lead a team of 5-10 developers.</text:p>
        </text:list-item>
      </text:list>
      <text:p text:style-name="P6"/>
      <text:p text:style-name="P1"><text:span text:style-name="T5">Technology Environment Manager </text:span>ninemsn <text:span text:style-name="T20">06-11 &gt; 08-11</text:span></text:p>
      <text:p text:style-name="P1"/>
      <text:p text:style-name="P1">Achievements</text:p>
      <text:list xml:id="list184357214375226" text:style-name="L1">
        <text:list-item>
          <text:p text:style-name="P38">Developing and managing the CMS Pilot program release management process. </text:p>
        </text:list-item>
        <text:list-item>
          <text:p text:style-name="P38">Introducing the team to lean methodologies.</text:p>
        </text:list-item>
        <text:list-item>
          <text:p text:style-name="P27">Implementing continuous integration and introducing continuous delivery.</text:p>
        </text:list-item>
        <text:list-item>
          <text:p text:style-name="P27">Implemented code metrics and analysis.</text:p>
        </text:list-item>
      </text:list>
      <text:p text:style-name="P4"/>
      <text:p text:style-name="P4"/>
      <text:p text:style-name="P4"/>
      <text:p text:style-name="P4"/>
      <text:p text:style-name="P4"/>
      <text:p text:style-name="P4"/>
      <text:p text:style-name="P4"/>
      <text:p text:style-name="P1"><text:soft-page-break/><text:span text:style-name="T24">Solution Architect </text:span>5th Finger/ninemsn <text:span text:style-name="T20">04-09 &gt; 05-11</text:span></text:p>
      <text:p text:style-name="P1"/>
      <text:p text:style-name="P1">Achievements </text:p>
      <text:list xml:id="list184357406766980" text:style-name="L1">
        <text:list-item>
          <text:p text:style-name="P27">Actively leading the direction of the platform. </text:p>
        </text:list-item>
        <text:list-item>
          <text:p text:style-name="P27">Introducing <text:span text:style-name="T25">Test Driven Development</text:span> to the Mobile Team using <text:span text:style-name="T25">NUnit</text:span>. </text:p>
        </text:list-item>
        <text:list-item>
          <text:p text:style-name="P27">Actively speaking about Continuous Integration/Delivery.</text:p>
        </text:list-item>
        <text:list-item>
          <text:p text:style-name="P27">Redesign and implementation of the Mobile Framework using WURLF and DeviceAtlas.</text:p>
        </text:list-item>
        <text:list-item>
          <text:p text:style-name="P27">Guiding the architecture and addressing the issues of device detection. </text:p>
        </text:list-item>
        <text:list-item>
          <text:p text:style-name="P27">Rebuilding the air-cast UI using a <text:span text:style-name="T25">Model-View-Presenter pattern in ASP.NET</text:span>. </text:p>
        </text:list-item>
      </text:list>
      <text:p text:style-name="P4"/>
      <text:p text:style-name="P1"><text:span text:style-name="T24">Program Manager </text:span>5th Finger/ninemsn <text:span text:style-name="T20">04-06 &gt; 03-09</text:span></text:p>
      <text:p text:style-name="P1"/>
      <text:p text:style-name="P1">Achievements </text:p>
      <text:list xml:id="list184358792422639" text:style-name="L1">
        <text:list-item>
          <text:p text:style-name="P27">Leading and managing a team of 5 developers which delivered projects from 3 different revenue streams. </text:p>
        </text:list-item>
        <text:list-item>
          <text:p text:style-name="P27">Traditional project management, stakeholder management, pipeline management and resource allocation. </text:p>
        </text:list-item>
        <text:list-item>
          <text:p text:style-name="P27">Direct relationships with third party development teams. </text:p>
        </text:list-item>
        <text:list-item>
          <text:p text:style-name="P27">Working with stakeholders to <text:span text:style-name="T70">customise</text:span> our delivery process to be as effective as possible using agile methodologies.</text:p>
        </text:list-item>
        <text:list-item>
          <text:p text:style-name="P27">Designing solutions for our SMS/on-line campaigns, for clients like Channel V, Coca Cola, Vodafone, Universal Music, Fosters, Channel 9. </text:p>
        </text:list-item>
        <text:list-item>
          <text:p text:style-name="P27">Providing development best practices, such as extreme programming.</text:p>
        </text:list-item>
      </text:list>
      <text:p text:style-name="P4"/>
      <text:p text:style-name="P1"><text:span text:style-name="T24">Senior Programmer </text:span>5th Finger/ninemsn <text:span text:style-name="T20">09-05 &gt; 03-06</text:span></text:p>
      <text:p text:style-name="P1"/>
      <text:p text:style-name="P1">Achievements </text:p>
      <text:list xml:id="list184358685166527" text:style-name="L1">
        <text:list-item>
          <text:p text:style-name="P27">Enhancing the air-cast UI. Migrating from classic ASP to <text:span text:style-name="T25">ASP.NET WebForms</text:span> using <text:span text:style-name="T25">C#</text:span></text:p>
        </text:list-item>
        <text:list-item>
          <text:p text:style-name="P27">Providing endpoint solutions using web services. Such as List Management Service, Credit Service, Photo Service </text:p>
        </text:list-item>
        <text:list-item>
          <text:p text:style-name="P27">Implementing custom solutions for our SMS/on-line campaigns, for clients like Channel V, Coca Cola, Vodafone, Universal Music, Fosters, Channel 9 </text:p>
        </text:list-item>
        <text:list-item>
          <text:p text:style-name="P27">Using object-oriented methodologies and proven design patterns. </text:p>
        </text:list-item>
      </text:list>
      <text:p text:style-name="P4"/>
      <text:p text:style-name="P1"><text:span text:style-name="T24">Senior Programmer </text:span>Solid .NET Solutions <text:span text:style-name="T20">09-04 &gt; 08-05</text:span></text:p>
      <text:p text:style-name="P1"/>
      <text:p text:style-name="P1">Achievements </text:p>
      <text:list xml:id="list184358437318760" text:style-name="L1">
        <text:list-item>
          <text:p text:style-name="P27">Developing a code generator, </text:p>
        </text:list-item>
        <text:list-item>
          <text:p text:style-name="P27">Creating the UI using Windows Forms and building custom controls.</text:p>
        </text:list-item>
        <text:list-item>
          <text:p text:style-name="P27">Complete source code generation using CodeDOM, Reflection, and XML and XPath technologies. </text:p>
        </text:list-item>
        <text:list-item>
          <text:p text:style-name="P27">Syntax highlighter using rich format text. </text:p>
        </text:list-item>
        <text:list-item>
          <text:p text:style-name="P27">Designing the company web site. Everything from the graphics to the HTML. This was done using Photoshop CS software and Dreamweaver. </text:p>
        </text:list-item>
      </text:list>
      <text:p text:style-name="P1"><text:s/></text:p>
      <text:p text:style-name="P4"/>
      <text:p text:style-name="P4"/>
      <text:p text:style-name="P4"/>
      <text:p text:style-name="P4"/>
      <text:p text:style-name="P1"><text:soft-page-break/><text:span text:style-name="T24">Senior Programmer </text:span>Synopsis Solutions <text:span text:style-name="T20">09-03 &gt; 08-04</text:span></text:p>
      <text:p text:style-name="P1"/>
      <text:p text:style-name="P1">Achievements </text:p>
      <text:list xml:id="list184357831633906" text:style-name="L1">
        <text:list-item>
          <text:p text:style-name="P27">Developing additional features to DebTrak a comprehensive debt collection system used by major credit collection companies </text:p>
        </text:list-item>
        <text:list-item>
          <text:p text:style-name="P27">Presenting design decisions to a team of software developers. </text:p>
        </text:list-item>
        <text:list-item>
          <text:p text:style-name="P27">Implementing the legal system of the application. </text:p>
        </text:list-item>
        <text:list-item>
          <text:p text:style-name="P27">Writing crystal reports for the application. </text:p>
        </text:list-item>
        <text:list-item>
          <text:p text:style-name="P27">Liaison with clients. </text:p>
        </text:list-item>
      </text:list>
      <text:p text:style-name="P1"/>
      <text:p text:style-name="P1"><text:span text:style-name="T24">Programmer /Systems Administrator </text:span>LOUD <text:span text:style-name="T20">11-00 &gt; 08-03</text:span></text:p>
      <text:p text:style-name="P1"/>
      <text:p text:style-name="P1">Achievements </text:p>
      <text:list xml:id="list184357385367514" text:style-name="L1">
        <text:list-item>
          <text:p text:style-name="P27">Design of infrastructure using Linux technologies. </text:p>
        </text:list-item>
        <text:list-item>
          <text:p text:style-name="P27">Managing deployments of applications</text:p>
        </text:list-item>
        <text:list-item>
          <text:p text:style-name="P27">Implementing MLC Flexiplan/Sprintpak Brochure Ordering System using <text:span text:style-name="T25">Java</text:span>. </text:p>
        </text:list-item>
        <text:list-item>
          <text:p text:style-name="P27">Implementing Nortel Networks Lead Management Tool using <text:span text:style-name="T25">Java</text:span>. </text:p>
        </text:list-item>
        <text:list-item>
          <text:p text:style-name="P27">Implementing AAP Bulletin Builder using <text:span text:style-name="T25">Java</text:span>. </text:p>
        </text:list-item>
      </text:list>
      <text:p text:style-name="P5"/>
      <text:p text:style-name="P5">EDUCATION</text:p>
      <text:p text:style-name="P4"/>
      <text:list xml:id="list184358338454998" text:style-name="L1">
        <text:list-item>
          <text:p text:style-name="P38"><text:span text:style-name="T4">The University of Sydney <text:line-break/></text:span>Bachelor of Engineering (Electrical Engineering) Honours Class II, Division 2. </text:p>
        </text:list-item>
      </text:list>
      <text:p text:style-name="P1"/>
      <text:list xml:id="list184358064766352" text:style-name="L1">
        <text:list-item>
          <text:p text:style-name="P27">SAE Institute <text:line-break/>Audio Engineering Diploma - AQTF Diploma of Music Industry [Technical Production] CUS50201 </text:p>
        </text:list-item>
      </text:list>
      <text:p text:style-name="P4"/>
      <text:p text:style-name="P4">PERSONAL INTERESTS</text:p>
      <text:p text:style-name="P1"/>
      <text:list xml:id="list2146793285" text:style-name="L2">
        <text:list-item>
          <text:p text:style-name="P35"><text:span text:style-name="T12">I love to write for my </text:span><text:a xlink:type="simple" xlink:href="http://alexfalkowski.blogspot.com.au/" text:style-name="Internet_20_link" text:visited-style-name="Visited_20_Internet_20_Link">blog</text:a><text:span text:style-name="T12">. </text:span><text:span text:style-name="T13">It is important to express your ideas.</text:span></text:p>
        </text:list-item>
        <text:list-item>
          <text:p text:style-name="P36"><text:span text:style-name="T12">I work on a few projects on </text:span><text:a xlink:type="simple" xlink:href="https://github.com/alexfalkowski/" text:style-name="Internet_20_link" text:visited-style-name="Visited_20_Internet_20_Link">github</text:a><text:span text:style-name="T12">.</text:span><text:span text:style-name="T13"> </text:span><text:span text:style-name="T14">Sharpens my skills.</text:span></text:p>
        </text:list-item>
        <text:list-item>
          <text:p text:style-name="P37"><text:span text:style-name="T10">I love reading lots of technical books and blogs. </text:span><text:span text:style-name="T11">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dc:title>Your Name</dc:title>
    <meta:initial-creator>Iullah</meta:initial-creator>
    <dc:date>2018-05-27T09:23:01.913256584</dc:date>
    <meta:editing-duration>PT3H28M58S</meta:editing-duration>
    <meta:editing-cycles>147</meta:editing-cycles>
    <meta:document-statistic meta:table-count="0" meta:image-count="0" meta:object-count="0" meta:page-count="5" meta:paragraph-count="126" meta:word-count="1256" meta:character-count="8396" meta:non-whitespace-character-count="7318"/>
  </office:meta>
</office:document-meta>
</file>